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0099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P1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0099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9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5.28cm" svg:y="1.47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.47cm" svg:y="5.28cm">
          <text:p text:style-name="P2"><text:span text:style-name="T1">PW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09cm" svg:y="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2.613cm" svg:y="2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7.92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7.92cm" svg:y="7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7cm" svg:height="1.27cm" svg:x="2.64cm" svg:y="7.92cm">
          <text:p text:style-name="P2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5.28cm" svg:y="5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08T06:51:25.929517434</dc:date>
    <meta:editing-duration>PT34M53S</meta:editing-duration>
    <meta:editing-cycles>17</meta:editing-cycles>
    <meta:generator>LibreOffice/5.1.4.2$Linux_X86_64 LibreOffice_project/10m0$Build-2</meta:generator>
    <meta:document-statistic meta:object-count="9"/>
  </office:meta>
</office:document-meta>
</file>